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Joanna Nova" svg:font-family="'Joanna Nova'" style:font-adornments="Regular" style:font-pitch="variable"/>
    <style:font-face style:name="Ringside Regular" svg:font-family="'Ringside Regular'" style:font-adornments="Bold Italic" style:font-pitch="variable"/>
    <style:font-face style:name="Ringside Regular1" svg:font-family="'Ringside Regular'" style:font-adornments="Light" style:font-pitch="variable"/>
    <style:font-face style:name="Liberation Serif" svg:font-family="'Liberation Serif'" style:font-family-generic="roman" style:font-pitch="variable"/>
    <style:font-face style:name="Gill Sans" svg:font-family="'Gill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6861in" style:rel-column-width="6718*"/>
    </style:style>
    <style:style style:name="Table1.B" style:family="table-column">
      <style:table-column-properties style:column-width="0.441in" style:rel-column-width="4317*"/>
    </style:style>
    <style:style style:name="Table1.C" style:family="table-column">
      <style:table-column-properties style:column-width="0.1215in" style:rel-column-width="1189*"/>
    </style:style>
    <style:style style:name="Table1.D" style:family="table-column">
      <style:table-column-properties style:column-width="5.4444in" style:rel-column-width="53311*"/>
    </style:style>
    <style:style style:name="Table1.A1" style:family="table-cell">
      <style:table-cell-properties style:vertical-align="middle" fo:padding="0in" fo:border="none" style:writing-mode="page"/>
    </style:style>
    <style:style style:name="GraphicDesignTable" style:family="table">
      <style:table-properties style:width="6.6931in" table:align="margins"/>
    </style:style>
    <style:style style:name="GraphicDesignTable.A" style:family="table-column">
      <style:table-column-properties style:column-width="0.6861in" style:rel-column-width="6718*"/>
    </style:style>
    <style:style style:name="GraphicDesignTable.B" style:family="table-column">
      <style:table-column-properties style:column-width="0.441in" style:rel-column-width="4317*"/>
    </style:style>
    <style:style style:name="GraphicDesignTable.C" style:family="table-column">
      <style:table-column-properties style:column-width="0.1215in" style:rel-column-width="1189*"/>
    </style:style>
    <style:style style:name="GraphicDesignTable.D" style:family="table-column">
      <style:table-column-properties style:column-width="5.4444in" style:rel-column-width="53311*"/>
    </style:style>
    <style:style style:name="GraphicDesignTable.A1" style:family="table-cell">
      <style:table-cell-properties style:vertical-align="middle" fo:padding="0in" fo:border="none" style:writing-mode="page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6861in" style:rel-column-width="6718*"/>
    </style:style>
    <style:style style:name="Table2.B" style:family="table-column">
      <style:table-column-properties style:column-width="0.441in" style:rel-column-width="4317*"/>
    </style:style>
    <style:style style:name="Table2.C" style:family="table-column">
      <style:table-column-properties style:column-width="0.1215in" style:rel-column-width="1189*"/>
    </style:style>
    <style:style style:name="Table2.D" style:family="table-column">
      <style:table-column-properties style:column-width="5.4444in" style:rel-column-width="53311*"/>
    </style:style>
    <style:style style:name="Table2.A1" style:family="table-cell">
      <style:table-cell-properties style:vertical-align="middle" fo:padding="0in" fo:border="none" style:writing-mode="page"/>
    </style:style>
    <style:style style:name="Table2.D2" style:family="table-cell">
      <style:table-cell-properties style:vertical-align="bottom" fo:padding="0in" fo:border="none" style:writing-mode="page"/>
    </style:style>
    <style:style style:name="SoftwareEngineer" style:family="table">
      <style:table-properties style:width="5.4451in" table:align="margins"/>
    </style:style>
    <style:style style:name="SoftwareEngineer.A" style:family="table-column">
      <style:table-column-properties style:column-width="1.0639in" style:rel-column-width="12806*"/>
    </style:style>
    <style:style style:name="SoftwareEngineer.B" style:family="table-column">
      <style:table-column-properties style:column-width="0.1271in" style:rel-column-width="1529*"/>
    </style:style>
    <style:style style:name="SoftwareEngineer.C" style:family="table-column">
      <style:table-column-properties style:column-width="4.2542in" style:rel-column-width="51200*"/>
    </style:style>
    <style:style style:name="SoftwareEngineer.A1" style:family="table-cell">
      <style:table-cell-properties style:vertical-align="middle" style:writing-mode="page"/>
    </style:style>
    <style:style style:name="SoftwareEngineer" style:family="table">
      <style:table-properties style:width="5.4451in" table:align="margins"/>
    </style:style>
    <style:style style:name="SoftwareEngineer.A" style:family="table-column">
      <style:table-column-properties style:column-width="1.0639in" style:rel-column-width="12806*"/>
    </style:style>
    <style:style style:name="SoftwareEngineer.B" style:family="table-column">
      <style:table-column-properties style:column-width="0.1271in" style:rel-column-width="1529*"/>
    </style:style>
    <style:style style:name="SoftwareEngineer.C" style:family="table-column">
      <style:table-column-properties style:column-width="4.2542in" style:rel-column-width="51200*"/>
    </style:style>
    <style:style style:name="SoftwareEngineer.A1" style:family="table-cell">
      <style:table-cell-properties style:vertical-align="middle" style:writing-mode="page"/>
    </style:style>
    <style:style style:name="P1" style:family="paragraph" style:parent-style-name="Standard">
      <style:text-properties officeooo:paragraph-rsid="0083260a"/>
    </style:style>
    <style:style style:name="P2" style:family="paragraph" style:parent-style-name="Table_20_Contents">
      <style:paragraph-properties fo:text-align="end" style:justify-single-word="false"/>
      <style:text-properties style:font-name="Gill Sans"/>
    </style:style>
    <style:style style:name="P3" style:family="paragraph" style:parent-style-name="Table_20_Contents">
      <style:paragraph-properties fo:text-align="end" style:justify-single-word="false"/>
      <style:text-properties style:font-name="Gill Sans" officeooo:paragraph-rsid="0081d9f9"/>
    </style:style>
    <style:style style:name="P4" style:family="paragraph" style:parent-style-name="Table_20_Contents">
      <style:paragraph-properties fo:text-align="end" style:justify-single-word="false"/>
      <style:text-properties style:font-name="Gill Sans" officeooo:paragraph-rsid="0083260a"/>
    </style:style>
    <style:style style:name="P5" style:family="paragraph" style:parent-style-name="Table_20_Contents">
      <style:text-properties officeooo:paragraph-rsid="0081d9f9"/>
    </style:style>
    <style:style style:name="P6" style:family="paragraph" style:parent-style-name="Table_20_Contents">
      <style:text-properties officeooo:paragraph-rsid="0083260a"/>
    </style:style>
    <style:style style:name="P7" style:family="paragraph" style:parent-style-name="Table_20_Contents">
      <style:text-properties officeooo:paragraph-rsid="0094e494"/>
    </style:style>
    <style:style style:name="P8" style:family="paragraph" style:parent-style-name="Text_20_body">
      <style:paragraph-properties fo:text-align="end" style:justify-single-word="false"/>
      <style:text-properties style:font-name="Gill Sans" officeooo:rsid="002b0d80" officeooo:paragraph-rsid="00840e11"/>
    </style:style>
    <style:style style:name="P9" style:family="paragraph" style:parent-style-name="Text_20_body">
      <style:paragraph-properties fo:text-align="start" style:justify-single-word="false"/>
      <style:text-properties style:font-name="Gill Sans" officeooo:rsid="0088194f" officeooo:paragraph-rsid="0088194f"/>
    </style:style>
    <style:style style:name="P10" style:family="paragraph" style:parent-style-name="Text_20_body">
      <style:text-properties officeooo:paragraph-rsid="00844c8f"/>
    </style:style>
    <style:style style:name="P11" style:family="paragraph" style:parent-style-name="Heading_20_1">
      <style:text-properties officeooo:paragraph-rsid="00407ef3"/>
    </style:style>
    <style:style style:name="T1" style:family="text">
      <style:text-properties style:text-position="-2% 100%" fo:font-size="21pt" officeooo:rsid="0020f455" style:font-size-asian="18.2000007629395pt" style:font-size-complex="18.2000007629395pt"/>
    </style:style>
    <style:style style:name="T2" style:family="text">
      <style:text-properties style:font-name="Joanna Nova" officeooo:rsid="00844c8f"/>
    </style:style>
    <style:style style:name="T3" style:family="text">
      <style:text-properties style:font-name="Joanna Nova" officeooo:rsid="00981570"/>
    </style:style>
    <style:style style:name="T4" style:family="text">
      <style:text-properties style:font-name="Joanna Nova" officeooo:rsid="00a5f0c5"/>
    </style:style>
    <style:style style:name="T5" style:family="text">
      <style:text-properties officeooo:rsid="009b1198"/>
    </style:style>
    <style:style style:name="T6" style:family="text">
      <style:text-properties style:font-name="Ringside Regular1" fo:font-size="20.3999996185303pt" fo:font-weight="250" officeooo:rsid="009f48b8" style:font-name-asian="PingFang SC" style:font-size-asian="20.3999996185303pt" style:font-weight-asian="bold" style:font-name-complex="Arial Unicode MS" style:font-size-complex="20.3999996185303pt" style:font-weight-complex="bold"/>
    </style:style>
    <style:style style:name="T7" style:family="text">
      <style:text-properties fo:font-size="20.3999996185303pt" style:font-size-asian="20.3999996185303pt" style:font-size-complex="20.3999996185303pt"/>
    </style:style>
    <style:style style:name="T8" style:family="text">
      <style:text-properties fo:font-size="20.3999996185303pt" officeooo:rsid="003ed5ef" style:font-size-asian="20.3999996185303pt" style:font-size-complex="20.3999996185303pt"/>
    </style:style>
    <style:style style:name="T9" style:family="text">
      <style:text-properties officeooo:rsid="00a7ae10"/>
    </style:style>
    <style:style style:name="T10" style:family="text">
      <style:text-properties fo:font-variant="small-caps" style:font-name="Ringside Regular1" fo:font-weight="250" officeooo:rsid="00a92738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" text:outline-level="1">Eric Bréchemier<text:span text:style-name="T1"><text:line-break/></text:span><text:span text:style-name="T7">eric@</text:span><text:span text:style-name="T6">culture</text:span><text:span text:style-name="T7">.graphic</text:span><text:span text:style-name="T8">s</text:span></text:h>
      <text:h text:style-name="Heading_20_2" text:outline-level="2">Instructional Design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105553138695168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End_20_Date">202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>Instructional Design Certificate from Connie Malamed Master Class</text:p>
          </table:table-cell>
        </table:table-row>
        <table:table-row table:style-name="TableLine105553138681088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End_20_Date">2020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>Digital Learning Manager Certificate from LearnAssembly</text:p>
          </table:table-cell>
        </table:table-row>
        <table:table-row table:style-name="TableLine105553138695424">
          <table:table-cell table:style-name="Table1.A1" office:value-type="string">
            <text:p text:style-name="Table_20_Start_20_Date">since </text:p>
          </table:table-cell>
          <table:table-cell table:style-name="Table1.A1" office:value-type="string">
            <text:p text:style-name="Table_20_End_20_Date">2020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7">Instructional Design Self-Study</text:p>
          </table:table-cell>
        </table:table-row>
      </table:table>
      <text:h text:style-name="Heading_20_2" text:outline-level="2">Graphic Design</text:h>
      <table:table table:name="GraphicDesignTable" table:style-name="GraphicDesignTable">
        <table:table-column table:style-name="GraphicDesignTable.A"/>
        <table:table-column table:style-name="GraphicDesignTable.B"/>
        <table:table-column table:style-name="GraphicDesignTable.C"/>
        <table:table-column table:style-name="GraphicDesignTable.D"/>
        <table:table-row table:style-name="TableLine105553138694656">
          <table:table-cell table:style-name="GraphicDesignTable.A1" office:value-type="string">
            <text:p text:style-name="P2"/>
          </table:table-cell>
          <table:table-cell table:style-name="GraphicDesignTable.A1" office:value-type="string">
            <text:p text:style-name="Table_20_End_20_Date">2021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Contents"><text:span text:style-name="T3">Discovering </text:span><text:span text:style-name="T4">&amp;</text:span><text:span text:style-name="T3"> Teaching Graphic Design</text:span> <text:span text:style-name="T5">Certificate </text:span>from CNAP<text:span text:style-name="T9"> on Fun</text:span></text:p>
          </table:table-cell>
        </table:table-row>
        <table:table-row table:style-name="TableLine105553137706240">
          <table:table-cell table:style-name="GraphicDesignTable.A1" office:value-type="string">
            <text:p text:style-name="Table_20_Start_20_Date">2019–</text:p>
          </table:table-cell>
          <table:table-cell table:style-name="GraphicDesignTable.A1" office:value-type="string">
            <text:p text:style-name="Table_20_End_20_Date">2020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Contents">Visual Communication Evening Class from EPSAA in Paris</text:p>
          </table:table-cell>
        </table:table-row>
        <table:table-row table:style-name="TableLine105553137701888">
          <table:table-cell table:style-name="GraphicDesignTable.A1" office:value-type="string">
            <text:p text:style-name="Table_20_Start_20_Date">since </text:p>
          </table:table-cell>
          <table:table-cell table:style-name="GraphicDesignTable.A1" office:value-type="string">
            <text:p text:style-name="Table_20_End_20_Date">2019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Contents">Graphic Design Distance Learning for Professional Certificate from edaa</text:p>
          </table:table-cell>
        </table:table-row>
        <table:table-row table:style-name="TableLine105553137697536">
          <table:table-cell table:style-name="GraphicDesignTable.A1" office:value-type="string">
            <text:p text:style-name="P2"/>
          </table:table-cell>
          <table:table-cell table:style-name="GraphicDesignTable.A1" office:value-type="string">
            <text:p text:style-name="Table_20_End_20_Date">2017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Contents">Graphic Design Specialization from CalArts on Coursera</text:p>
          </table:table-cell>
        </table:table-row>
        <table:table-row table:style-name="TableLine105553137702400">
          <table:table-cell table:style-name="GraphicDesignTable.A1" office:value-type="string">
            <text:p text:style-name="P2"/>
          </table:table-cell>
          <table:table-cell table:style-name="GraphicDesignTable.A1" office:value-type="string">
            <text:p text:style-name="Table_20_End_20_Date">2011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Contents">7 Days Gallery Project with Artist Alève Mine</text:p>
          </table:table-cell>
        </table:table-row>
        <table:table-row table:style-name="TableLine105553137700096">
          <table:table-cell table:style-name="GraphicDesignTable.A1" office:value-type="string">
            <text:p text:style-name="Table_20_Start_20_Date">since </text:p>
          </table:table-cell>
          <table:table-cell table:style-name="GraphicDesignTable.A1" office:value-type="string">
            <text:p text:style-name="Table_20_End_20_Date">2004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Contents">Graphic Design Self-Study</text:p>
          </table:table-cell>
        </table:table-row>
      </table:table>
      <text:h text:style-name="Heading_20_2" text:outline-level="2">Computer Science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Line105553137700608">
          <table:table-cell table:style-name="Table2.A1" office:value-type="string">
            <text:p text:style-name="Table_20_Start_20_Date">2004–</text:p>
          </table:table-cell>
          <table:table-cell table:style-name="Table2.A1" office:value-type="string">
            <text:p text:style-name="Table_20_End_20_Date">2020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Table_20_Contents">Software Engineer</text:p>
          </table:table-cell>
        </table:table-row>
        <table:table-row table:style-name="TableLine105553137722112"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6"/>
          </table:table-cell>
          <table:table-cell table:style-name="Table2.D2" office:value-type="string">
            <table:table table:name="SoftwareEngineer" table:style-name="SoftwareEngineer">
              <table:table-column table:style-name="SoftwareEngineer.A"/>
              <table:table-column table:style-name="SoftwareEngineer.B"/>
              <table:table-column table:style-name="SoftwareEngineer.C"/>
              <table:table-row table:style-name="TableLine105553137701120">
                <table:table-cell table:style-name="SoftwareEngineer.A1" office:value-type="string">
                  <text:p text:style-name="Table_20_Subheading"><text:span text:style-name="T10">e</text:span>ducation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Contents">EnsAD, Sciences Po Médialab</text:p>
                </table:table-cell>
              </table:table-row>
              <table:table-row table:style-name="TableLine105553137702144">
                <table:table-cell table:style-name="SoftwareEngineer.A1" office:value-type="string">
                  <text:p text:style-name="Table_20_Subheading"><text:span text:style-name="T10">p</text:span>ackaging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Contents">Autajon</text:p>
                </table:table-cell>
              </table:table-row>
              <table:table-row table:style-name="TableLine105553137710848">
                <table:table-cell table:style-name="SoftwareEngineer.A1" office:value-type="string">
                  <text:p text:style-name="Table_20_Subheading"><text:span text:style-name="T10">p</text:span>ublishing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Contents">OECD, Wolters Kluwer</text:p>
                </table:table-cell>
              </table:table-row>
              <table:table-row table:style-name="TableLine105553137710336">
                <table:table-cell table:style-name="SoftwareEngineer.A1" office:value-type="string">
                  <text:p text:style-name="Table_20_Subheading"><text:span text:style-name="T10">s</text:span>port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Contents">eGull</text:p>
                </table:table-cell>
              </table:table-row>
              <table:table-row table:style-name="TableLine105553137722880">
                <table:table-cell table:style-name="SoftwareEngineer.A1" office:value-type="string">
                  <text:p text:style-name="Table_20_Subheading"><text:span text:style-name="T10">t</text:span>elecom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Contents">Expway, Vodafone, Voxmobili</text:p>
                </table:table-cell>
              </table:table-row>
              <table:table-row table:style-name="TableLine105553137726208">
                <table:table-cell table:style-name="SoftwareEngineer.A1" office:value-type="string">
                  <text:p text:style-name="Table_20_Subheading"><text:span text:style-name="T10">v</text:span>ideo <text:span text:style-name="T10">g</text:span>ames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Contents">Pastagames</text:p>
                </table:table-cell>
              </table:table-row>
              <table:table-row table:style-name="TableLine105553137717504">
                <table:table-cell table:style-name="SoftwareEngineer.A1" office:value-type="string">
                  <text:p text:style-name="Table_20_Subheading"><text:span text:style-name="T10">w</text:span>eb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Contents">Family&amp;Co, Legalbox</text:p>
                </table:table-cell>
              </table:table-row>
            </table:table>
            <text:p text:style-name="P10"/>
          </table:table-cell>
        </table:table-row>
        <table:table-row table:style-name="TableLine105553137713920"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Table_20_End_20_Date">2004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Table_20_Contents">Video Games <text:span text:style-name="T2">&amp;</text:span> Interactive Media Master Degree from CNAM-ENJMIN</text:p>
          </table:table-cell>
        </table:table-row>
        <table:table-row table:style-name="TableLine105553137728512"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Table_20_End_20_Date">2003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Table_20_Contents">Software Engineer Master Degree from ENSIIE</text:p>
          </table:table-cell>
        </table:table-row>
        <table:table-row table:style-name="TableLine105553137718272">
          <table:table-cell table:style-name="Table2.A1" office:value-type="string">
            <text:p text:style-name="Table_20_Start_20_Date">since </text:p>
          </table:table-cell>
          <table:table-cell table:style-name="Table2.A1" office:value-type="string">
            <text:p text:style-name="Table_20_End_20_Date">1998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Table_20_Contents">Computer Science Self-Study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Joanna Nova" svg:font-family="'Joanna Nova'" style:font-adornments="Regular" style:font-pitch="variable"/>
    <style:font-face style:name="Ringside Regular" svg:font-family="'Ringside Regular'" style:font-adornments="Bold Italic" style:font-pitch="variable"/>
    <style:font-face style:name="Ringside Regular1" svg:font-family="'Ringside Regular'" style:font-adornments="Light" style:font-pitch="variable"/>
    <style:font-face style:name="Liberation Serif" svg:font-family="'Liberation Serif'" style:font-family-generic="roman" style:font-pitch="variable"/>
    <style:font-face style:name="Gill Sans" svg:font-family="'Gill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vertical-align="baseline"/>
      <style:text-properties style:font-name="Joanna Nova" fo:font-family="'Joanna Nova'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style:contextual-spacing="false" fo:line-height="120%" style:page-number="auto" style:vertical-align="auto">
        <style:tab-stops/>
      </style:paragraph-properties>
    </style:style>
    <style:style style:name="List" style:family="paragraph" style:parent-style-name="Text_20_body" style:list-style-name="" style:class="list">
      <style:paragraph-properties fo:margin-left="0in" fo:margin-right="0in" fo:text-indent="0in" style:auto-text-indent="false">
        <style:tab-stops/>
      </style:paragraph-properties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9in" fo:margin-bottom="0.3in" style:contextual-spacing="false" fo:text-indent="-0.0201in" style:auto-text-indent="false">
        <style:tab-stops/>
      </style:paragraph-properties>
      <style:text-properties style:font-name="Ringside Regular1" fo:font-family="'Ringside Regular'" style:font-style-name="Light" style:font-pitch="variable" fo:font-size="200%" fo:font-weight="250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45in" fo:margin-bottom="0.2in" style:contextual-spacing="false">
        <style:drop-cap/>
      </style:paragraph-properties>
      <style:text-properties fo:font-variant="small-caps" style:font-name="Ringside Regular" fo:font-family="'Ringside Regular'" style:font-style-name="Bold Italic" style:font-pitch="variable" fo:font-size="18pt" fo:font-style="normal" fo:font-weight="bold" style:font-size-asian="115%" style:font-weight-asian="bold" style:font-size-complex="115%" style:font-weight-complex="bold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right="0in" fo:margin-top="0in" fo:margin-bottom="0.0835in" style:contextual-spacing="false" fo:text-indent="-0.25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Numbering_20_3" style:display-name="Numbering 3" style:family="paragraph" style:parent-style-name="List" style:class="list">
      <style:paragraph-properties fo:margin-left="0.75in" fo:margin-right="0in" fo:margin-top="0in" fo:margin-bottom="0.0835in" style:contextual-spacing="false" fo:text-indent="-0.25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End_20_Date" style:display-name="Table End Date" style:family="paragraph" style:parent-style-name="Table_20_Contents">
      <style:text-properties style:font-name="Gill Sans" fo:font-family="'Gill Sans'" style:font-family-generic="swiss" style:font-pitch="variable" officeooo:rsid="00981570"/>
    </style:style>
    <style:style style:name="Table_20_Start_20_Date" style:display-name="Table Start Date" style:family="paragraph" style:parent-style-name="Table_20_End_20_Date">
      <style:paragraph-properties fo:text-align="end" style:justify-single-word="false"/>
      <style:text-properties style:font-name="Gill Sans" fo:font-family="'Gill Sans'" style:font-family-generic="swiss" style:font-pitch="variable"/>
    </style:style>
    <style:style style:name="Table_20_Subheading" style:display-name="Table Subheading" style:family="paragraph" style:parent-style-name="Table_20_Contents">
      <style:text-properties fo:font-variant="small-caps" style:font-name="Ringside Regular1" fo:font-family="'Ringside Regular'" style:font-style-name="Light" style:font-pitch="variable" fo:font-size="12pt" fo:font-weight="250" officeooo:rsid="008a01f9" style:font-weight-asian="normal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10-07T19:14:54.808546514</meta:creation-date>
    <dc:date>2021-05-25T21:18:22.610601817</dc:date>
    <meta:editing-duration>PT3H59M2S</meta:editing-duration>
    <meta:editing-cycles>127</meta:editing-cycles>
    <meta:generator>LibreOffice/7.0.4.2$MacOSX_X86_64 LibreOffice_project/dcf040e67528d9187c66b2379df5ea4407429775</meta:generator>
    <meta:document-statistic meta:table-count="4" meta:image-count="0" meta:object-count="0" meta:page-count="1" meta:paragraph-count="50" meta:word-count="133" meta:character-count="957" meta:non-whitespace-character-count="870"/>
  </office:meta>
</office:document-meta>
</file>